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a613c" officeooo:paragraph-rsid="000a613c"/>
    </style:style>
    <style:style style:name="P2" style:family="paragraph" style:parent-style-name="Standard">
      <style:text-properties officeooo:rsid="000c7f32" officeooo:paragraph-rsid="000c7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주제 : 게시판</text:p>
      <text:p text:style-name="P1">페이지1. 로그인 페이지</text:p>
      <text:p text:style-name="P1">페이지2. 회원가입 페이지</text:p>
      <text:p text:style-name="P1">페이지3. 게시판 페이지</text:p>
      <text:p text:style-name="P1"/>
      <text:p text:style-name="P1">로그인 페이지</text:p>
      <text:p text:style-name="P1">- 회원가입 및 로그인 기능</text:p>
      <text:p text:style-name="P1"/>
      <text:p text:style-name="P1">회원가입페이지</text:p>
      <text:p text:style-name="P2">1. 아이디, 중복체크</text:p>
      <text:p text:style-name="P2">2. 비밀번호</text:p>
      <text:p text:style-name="P2">3. 비밀번호 확인</text:p>
      <text:p text:style-name="P2">4. 이메일</text:p>
      <text:p text:style-name="P2">5. 찾아온 경로</text:p>
      <text:p text:style-name="P2"/>
      <text:p text:style-name="P2">게시판 페이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1" style:font-family-asian="'맑은 고딕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4:50:26.207207900</meta:creation-date>
    <dc:date>2025-11-19T17:47:00.533612400</dc:date>
    <meta:editing-duration>PT1H39M24S</meta:editing-duration>
    <meta:editing-cycles>1</meta:editing-cycles>
    <meta:document-statistic meta:table-count="0" meta:image-count="0" meta:object-count="0" meta:page-count="1" meta:paragraph-count="13" meta:word-count="35" meta:character-count="128" meta:non-whitespace-character-count="106"/>
    <meta:generator>LibreOffice/25.8.3.2$Windows_X86_64 LibreOffice_project/8ca8d55c161d602844f5428fa4b58097424e324e</meta:generator>
  </office:meta>
</office:document-meta>
</file>